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cm" fo:min-width="7cm" loext:decorative="false"/>
    </style:style>
    <style:style style:name="gr2" style:family="graphic" style:parent-style-name="objectwithoutfill">
      <style:graphic-properties draw:marker-end="Mata_20_Panah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Mata_20_Panah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528cm" fo:min-width="5.056cm" fo:wrap-option="wrap" loext:decorative="false"/>
    </style:style>
    <style:style style:name="gr5" style:family="graphic" style:parent-style-name="standard">
      <style:graphic-properties draw:marker-start="Circle" draw:marker-start-width="0.3cm" draw:marker-end="Mata_20_Panah_20_3" draw:marker-end-width="0.3cm" draw:textarea-vertical-align="middl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6.468cm" fo:min-width="6.218cm" loext:decorative="false"/>
      <style:paragraph-properties style:writing-mode="lr-tb"/>
    </style:style>
    <style:style style:name="gr9" style:family="graphic" style:parent-style-name="objectwithoutfill">
      <style:graphic-properties draw:marker-end="Mata_20_Panah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Mata_20_Panah_20_5" draw:marker-start-width="0.3cm" draw:marker-end="Mata_20_Panah_20_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Baku">
        <draw:custom-shape draw:style-name="gr1" draw:text-style-name="P1" xml:id="id1" draw:id="id1" draw:layer="layout" svg:width="7.5cm" svg:height="7.75cm" svg:x="3.5cm" svg:y="3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cm" svg:y1="8.75cm" svg:x2="8.25cm" svg:y2="16.25cm">
          <text:p/>
        </draw:line>
        <draw:line draw:style-name="gr3" draw:text-style-name="P2" draw:layer="layout" svg:x1="9cm" svg:y1="8.75cm" svg:x2="14.5cm" svg:y2="10.75cm">
          <text:p/>
        </draw:line>
        <draw:custom-shape draw:style-name="gr4" draw:text-style-name="P1" draw:layer="layout" svg:width="6cm" svg:height="3cm" svg:x="13.75cm" svg:y="3.75cm">
          <text:p/>
          <draw:enhanced-geometry svg:viewBox="0 0 21600 21600" draw:text-areas="800 800 20800 20800" draw:type="round-rectangular-callout" draw:modifiers="11953.6077320447 46805.998000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5" draw:text-style-name="P1" draw:layer="layout" svg:x1="5cm" svg:y1="9.25cm" svg:x2="3.75cm" svg:y2="12.5cm">
          <text:p/>
        </draw:line>
        <draw:path draw:style-name="gr6" draw:text-style-name="P2" draw:layer="layout" svg:width="2.997cm" svg:height="11.004cm" draw:transform="rotate (-3.03285864119055) translate (11.291378650675cm 17.3913697012212cm)" svg:viewBox="0 0 2998 11005" svg:d="M998 10975c429 165 359-380 499-586 184-270 122-637 232-946 120-338 169-697 242-1049 72-347 95-707 116-1062 19-325 75-639 130-958 52-304 236-595 201-900-40-345 444-712-185-890-314-89-596-272-905-381-327-115-596-349-923-459-235-79-652-420-212-637 442-219 842-513 1283-730 384-189 791-377 1075-702 149-171 845-566 130-727-396-89-794-203-1161-383-351-174-724-296-1074-476l-248-78-100-11">
          <text:p/>
        </draw:path>
        <draw:connector draw:style-name="gr7" draw:text-style-name="P1" draw:layer="layout" draw:line-skew="5.249cm" svg:x1="11cm" svg:y1="7.125cm" svg:x2="11.5cm" svg:y2="21.25cm" draw:start-shape="id1" draw:start-glue-point="1" draw:end-shape="id2" draw:end-glue-point="10" svg:d="M11000 7125h6251v14125h-5751" svg:viewBox="0 0 6252 14126">
          <text:p/>
        </draw:connector>
        <draw:custom-shape draw:style-name="gr8" draw:text-style-name="P1" xml:id="id2" draw:id="id2" draw:layer="layout" svg:width="9.5cm" svg:height="9.5cm" svg:x="2cm" svg:y="16.5cm">
          <text:p text:style-name="P1">sdfasfasdfdsasdfasdfasdfsd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2" draw:layer="layout" draw:type="curve" draw:line-skew="-4.124cm" svg:x1="3.5cm" svg:y1="7.125cm" svg:x2="2cm" svg:y2="21.25cm" draw:start-shape="id1" draw:start-glue-point="3" draw:end-shape="id2" draw:end-glue-point="6" svg:d="M3500 7125c-9187 0-8437 14125-1500 14125" svg:viewBox="0 0 6801 14126">
          <text:p/>
        </draw:connector>
        <draw:connector draw:style-name="gr10" draw:text-style-name="P2" draw:layer="layout" draw:type="curve" draw:line-skew="-2.624cm 8.748cm 1.873cm" svg:x1="7.25cm" svg:y1="3.25cm" svg:x2="6.75cm" svg:y2="26cm" draw:start-shape="id1" draw:start-glue-point="0" draw:end-shape="id2" draw:end-glue-point="8" svg:d="M7250 3250c0-4687 13500-3125 13500 11000s-14000 15312-14000 11750" svg:viewBox="0 0 14001 26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entu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Terisi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erisi_20_Biru" draw:display-name="Terisi Bir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Terisi_20_Hijau" draw:display-name="Terisi Hijau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Terisi_20_Kuning" draw:display-name="Terisi Kuning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Terisi_20_Merah" draw:display-name="Terisi Merah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ta_20_Panah_20_1" draw:display-name="Mata Panah 1" svg:viewBox="0 0 20 20" svg:d="M0 20l10-20 10 20z"/>
    <draw:marker draw:name="Mata_20_Panah_20_2" draw:display-name="Mata Panah 2" svg:viewBox="0 0 20 20" svg:d="M0 20l10-20 10 20z"/>
    <draw:marker draw:name="Mata_20_Panah_20_3" draw:display-name="Mata Panah 3" svg:viewBox="0 0 20 20" svg:d="M0 20l10-20 10 20z"/>
    <draw:marker draw:name="Mata_20_Panah_20_4" draw:display-name="Mata Panah 4" svg:viewBox="0 0 20 20" svg:d="M0 20l10-20 10 20z"/>
    <draw:marker draw:name="Mata_20_Panah_20_5" draw:display-name="Mata Panah 5" svg:viewBox="0 0 20 20" svg:d="M0 20l10-20 10 20z"/>
    <draw:marker draw:name="Mata_20_Panah_20_6" draw:display-name="Mata Panah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Bentuk"/>
      <style:text-properties fo:font-size="14pt" fo:font-weight="bold"/>
    </style:style>
    <style:style style:name="Filled" style:family="graphic" style:parent-style-name="Shapes">
      <style:graphic-properties draw:fill="gradient" draw:fill-gradient-name="Terisi"/>
    </style:style>
    <style:style style:name="Filled_20_Blue" style:display-name="Filled Blue" style:family="graphic" style:parent-style-name="Filled">
      <style:graphic-properties draw:fill-gradient-name="Terisi_20_Bir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erisi_20_Hijau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erisi_20_Merah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erisi_20_Kuning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aku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0T14:02:09.366835000</meta:creation-date>
    <dc:date>2025-06-20T14:42:53.586672200</dc:date>
    <meta:editing-duration>PT40M43S</meta:editing-duration>
    <meta:editing-cycles>4</meta:editing-cycles>
    <meta:generator>LibreOffice/25.2.4.3$Windows_X86_64 LibreOffice_project/33e196637044ead23f5c3226cde09b47731f7e27</meta:generator>
    <meta:document-statistic meta:object-count="10"/>
  </office:meta>
</office:document-meta>
</file>